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5cba" officeooo:paragraph-rsid="00065cba"/>
    </style:style>
    <style:style style:name="P2" style:family="paragraph" style:parent-style-name="Standard">
      <style:text-properties officeooo:rsid="0007ac3f" officeooo:paragraph-rsid="0007ac3f"/>
    </style:style>
    <style:style style:name="P3" style:family="paragraph" style:parent-style-name="Standard">
      <style:text-properties officeooo:rsid="0009d2c6" officeooo:paragraph-rsid="0009d2c6"/>
    </style:style>
    <style:style style:name="P4" style:family="paragraph" style:parent-style-name="Standard">
      <style:text-properties officeooo:rsid="000b3c01" officeooo:paragraph-rsid="000b3c01"/>
    </style:style>
    <style:style style:name="P5" style:family="paragraph" style:parent-style-name="Standard">
      <style:text-properties officeooo:rsid="000c97ee" officeooo:paragraph-rsid="000b3c01"/>
    </style:style>
    <style:style style:name="P6" style:family="paragraph" style:parent-style-name="Standard">
      <style:text-properties officeooo:rsid="000c97ee" officeooo:paragraph-rsid="000c97ee"/>
    </style:style>
    <style:style style:name="P7" style:family="paragraph" style:parent-style-name="Standard">
      <style:text-properties officeooo:rsid="000c9e74" officeooo:paragraph-rsid="000cb93c"/>
    </style:style>
    <style:style style:name="P8" style:family="paragraph" style:parent-style-name="Standard">
      <style:text-properties fo:font-weight="bold" officeooo:rsid="000c97ee" officeooo:paragraph-rsid="000c9e74" style:font-weight-asian="bold" style:font-weight-complex="bold"/>
    </style:style>
    <style:style style:name="P9" style:family="paragraph" style:parent-style-name="Standard">
      <style:text-properties fo:font-weight="bold" officeooo:rsid="000c97ee" officeooo:paragraph-rsid="000c97ee" style:font-weight-asian="bold" style:font-weight-complex="bold"/>
    </style:style>
    <style:style style:name="T1" style:family="text">
      <style:text-properties officeooo:rsid="000b59db"/>
    </style:style>
    <style:style style:name="T2" style:family="text">
      <style:text-properties officeooo:rsid="000c97ee"/>
    </style:style>
    <style:style style:name="T3" style:family="text">
      <style:text-properties officeooo:rsid="000cb93c"/>
    </style:style>
    <style:style style:name="T4" style:family="text">
      <style:text-properties officeooo:rsid="000d27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y is this program writen?</text:p>
      <text:p text:style-name="P2">This is a game made for entertainment for the christmas seasson 2021</text:p>
      <text:p text:style-name="P2">Made for fun to get som retrospect of the norwiegan mjuaffaspilet on morden systems and operatingsystems.</text:p>
      <text:p text:style-name="P1"/>
      <text:p text:style-name="P1">What are the <text:span text:style-name="T2">pc requmeints</text:span>?</text:p>
      <text:p text:style-name="P1">Cpu: Intel core m5</text:p>
      <text:p text:style-name="P1">Ram: 8gb</text:p>
      <text:p text:style-name="P1">Gpu: intel hd 520</text:p>
      <text:p text:style-name="P3">OS: Win 10 and ubuntu 20.04 +</text:p>
      <text:p text:style-name="P4">APIS: Vulkan support. .<text:span text:style-name="T1">net 4 / </text:span><text:span text:style-name="T4">mono for linux</text:span></text:p>
      <text:p text:style-name="P5"/>
      <text:p text:style-name="P6">Macingtosh is going to be ignored.</text:p>
      <text:p text:style-name="P6"/>
      <text:p text:style-name="P9">Why not using DX?</text:p>
      <text:p text:style-name="P6">Becouse it going to be used on linux and windows. Linux doen not have dirextX wich means vulkan or opengl must be used on this platform. Becouse i want it to be so simular as possible on windows and linux is vulkan being ued on both platforms.</text:p>
      <text:p text:style-name="P6"/>
      <text:p text:style-name="P8">Why not using opengl?</text:p>
      <text:p text:style-name="P7">Vulkan is a newer api with better performanc on newer hardware. <text:span text:style-name="T3">Vulkan is in general a better api multicore rendering and energy </text:span></text:p>
      <text:p text:style-name="P7"/>
      <text:p text:style-name="P7">OpenGL is widly availaby and more so then vulkan. Moast operating system can use vulkan today wich make hardware the deciding factor of the opengl vs vulkan question. Since its 2021 and there hardware from 10 years ago wich can use vulkan <text:span text:style-name="T3">wich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8T22:52:57.021948785</meta:creation-date>
    <meta:generator>LibreOffice/7.2.1.2$Linux_X86_64 LibreOffice_project/20$Build-2</meta:generator>
    <dc:date>2021-10-19T11:06:54.405983739</dc:date>
    <meta:editing-duration>PT12M55S</meta:editing-duration>
    <meta:editing-cycles>8</meta:editing-cycles>
    <meta:document-statistic meta:table-count="0" meta:image-count="0" meta:object-count="0" meta:page-count="1" meta:paragraph-count="15" meta:word-count="190" meta:character-count="1032" meta:non-whitespace-character-count="855"/>
  </office:meta>
</office:document-meta>
</file>